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S Sans Serif" svg:font-family="'MS Sans Serif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17cm"/>
    </style:style>
    <style:style style:name="co3" style:family="table-column">
      <style:table-column-properties fo:break-before="auto" style:column-width="6.937cm"/>
    </style:style>
    <style:style style:name="co4" style:family="table-column">
      <style:table-column-properties fo:break-before="auto" style:column-width="1.886cm"/>
    </style:style>
    <style:style style:name="co5" style:family="table-column">
      <style:table-column-properties fo:break-before="auto" style:column-width="2.801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1"/>
    <style:style style:name="ce5" style:family="table-cell" style:parent-style-name="Default">
      <style:text-properties style:use-window-font-color="true" style:font-name="Tahoma" fo:font-size="10pt" fo:language="zxx" fo:country="none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-asian="SimSun" style:language-asian="zh" style:country-asian="CN" style:language-complex="hi" style:country-complex="IN"/>
    </style:style>
    <style:style style:name="ce8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wrap-option="wrap" fo:border="0.002cm solid #000000"/>
    </style:style>
    <style:style style:name="ce10" style:family="table-cell" style:parent-style-name="Default" style:data-style-name="N113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10"/>
        <table:table-column table:style-name="co1" table:default-cell-style-name="Default"/>
        <table:table-column table:style-name="co5" table:default-cell-style-name="ce10"/>
        <table:table-column table:style-name="co1" table:number-columns-repeated="5" table:default-cell-style-name="Default"/>
        <table:table-row table:style-name="ro1">
          <table:table-cell table:number-columns-repeated="5"/>
          <table:table-cell table:style-name="ce1" office:value-type="string">
            <text:p>Composant</text:p>
          </table:table-cell>
          <table:table-cell table:style-name="ce2" office:value-type="string">
            <text:p>Value</text:p>
          </table:table-cell>
          <table:table-cell table:style-name="ce1" office:value-type="string">
            <text:p>Part</text:p>
          </table:table-cell>
          <table:table-cell table:style-name="ce2" office:value-type="string">
            <text:p>Référence FN</text:p>
          </table:table-cell>
          <table:table-cell table:style-name="ce2" office:value-type="string">
            <text:p>Qté brute</text:p>
          </table:table-cell>
          <table:table-cell table:style-name="ce2" office:value-type="string">
            <text:p>UDV</text:p>
          </table:table-cell>
          <table:table-cell table:style-name="ce9" office:value-type="string">
            <text:p>prix/UDV</text:p>
          </table:table-cell>
          <table:table-cell table:style-name="ce9" office:value-type="string">
            <text:p>Qté en UDV</text:p>
          </table:table-cell>
          <table:table-cell table:style-name="ce9" office:value-type="string">
            <text:p>Sous total FN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520250-3</text:p>
          </table:table-cell>
          <table:table-cell/>
          <table:table-cell office:value-type="string">
            <text:p>I2C, JTAG</text:p>
          </table:table-cell>
          <table:table-cell office:value-type="float" office:value="1087676">
            <text:p>10876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currency" office:currency="EUR" office:value="1.16">
            <text:p>1,160 €</text:p>
          </table:table-cell>
          <table:table-cell office:value-type="float" office:value="2">
            <text:p>2</text:p>
          </table:table-cell>
          <table:table-cell table:formula="of:=[.L2]*[.M2]" office:value-type="currency" office:currency="EUR" office:value="2.32">
            <text:p>2,32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555165-2</text:p>
          </table:table-cell>
          <table:table-cell/>
          <table:table-cell office:value-type="string">
            <text:p>UART0</text:p>
          </table:table-cell>
          <table:table-cell office:value-type="float" office:value="1557719">
            <text:p>1557719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1.06">
            <text:p>1,060 €</text:p>
          </table:table-cell>
          <table:table-cell office:value-type="float" office:value="1">
            <text:p>1</text:p>
          </table:table-cell>
          <table:table-cell table:formula="of:=[.L3]*[.M3]" office:value-type="currency" office:currency="EUR" office:value="1.06">
            <text:p>1,06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ML10L</text:p>
          </table:table-cell>
          <table:table-cell/>
          <table:table-cell office:value-type="string">
            <text:p>COLOR_SENSOR0, COLOR_SENSOR1</text:p>
          </table:table-cell>
          <table:table-cell table:style-name="ce6" office:value-type="float" office:value="1099245">
            <text:p>10992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currency" office:currency="EUR" office:value="0.58">
            <text:p>0,580 €</text:p>
          </table:table-cell>
          <table:table-cell office:value-type="float" office:value="2">
            <text:p>2</text:p>
          </table:table-cell>
          <table:table-cell table:formula="of:=[.L4]*[.M4]" office:value-type="currency" office:currency="EUR" office:value="1.16">
            <text:p>1,16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22-05-7048-04</text:p>
          </table:table-cell>
          <table:table-cell/>
          <table:table-cell office:value-type="string">
            <text:p>J2</text:p>
          </table:table-cell>
          <table:table-cell office:value-type="float" office:value="9731628">
            <text:p>97316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currency" office:currency="EUR" office:value="4.9">
            <text:p>4,900 €</text:p>
          </table:table-cell>
          <table:table-cell table:formula="of:=ROUNDUP([.J5]/[.K5])" office:value-type="float" office:value="1">
            <text:p>1</text:p>
          </table:table-cell>
          <table:table-cell table:formula="of:=[.L5]*[.M5]" office:value-type="currency" office:currency="EUR" office:value="4.9">
            <text:p>4,900 €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>
            <text:p>MOLEX 53047-12</text:p>
          </table:table-cell>
          <table:table-cell/>
          <table:table-cell office:value-type="string">
            <text:p>GP2, SERVOS</text:p>
          </table:table-cell>
          <table:table-cell office:value-type="float" office:value="9732896">
            <text:p>973289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1.03*5" office:value-type="currency" office:currency="EUR" office:value="5.15">
            <text:p>5,150 €</text:p>
          </table:table-cell>
          <table:table-cell table:formula="of:=ROUNDUP([.J6]/[.K6])" office:value-type="float" office:value="1">
            <text:p>1</text:p>
          </table:table-cell>
          <table:table-cell table:formula="of:=[.L6]*[.M6]" office:value-type="currency" office:currency="EUR" office:value="5.15">
            <text:p>5,150 €</text:p>
          </table:table-cell>
          <table:table-cell office:value-type="string">
            <text:p>RS : 4,99€ les 5 , ref: 319-1070</text:p>
          </table:table-cell>
          <table:table-cell table:number-columns-repeated="4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3">
          <table:table-cell table:number-columns-repeated="5"/>
          <table:table-cell office:value-type="string">
            <text:p>LM2596S-5.0</text:p>
          </table:table-cell>
          <table:table-cell/>
          <table:table-cell office:value-type="string">
            <text:p>IC4</text:p>
          </table:table-cell>
          <table:table-cell office:value-type="float" office:value="1214546">
            <text:p>1214546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4.76">
            <text:p>4,760 €</text:p>
          </table:table-cell>
          <table:table-cell office:value-type="float" office:value="1">
            <text:p>1</text:p>
          </table:table-cell>
          <table:table-cell table:formula="of:=[.L8]*[.M8]" office:value-type="currency" office:currency="EUR" office:value="4.76">
            <text:p>4,760 €</text:p>
          </table:table-cell>
          <table:table-cell office:value-type="string">
            <text:p>3,99 chez RS, ref : 533-3692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>
            <text:p>LM2596S-ADJ</text:p>
          </table:table-cell>
          <table:table-cell/>
          <table:table-cell office:value-type="string">
            <text:p>IC2</text:p>
          </table:table-cell>
          <table:table-cell office:value-type="float" office:value="9494367">
            <text:p>9494367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4.76">
            <text:p>4,760 €</text:p>
          </table:table-cell>
          <table:table-cell office:value-type="float" office:value="1">
            <text:p>1</text:p>
          </table:table-cell>
          <table:table-cell table:formula="of:=[.L9]*[.M9]" office:value-type="currency" office:currency="EUR" office:value="4.76">
            <text:p>4,760 €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74HC157D</text:p>
          </table:table-cell>
          <table:table-cell/>
          <table:table-cell office:value-type="string">
            <text:p>IC5</text:p>
          </table:table-cell>
          <table:table-cell office:value-type="float" office:value="1085334">
            <text:p>1085334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0.85">
            <text:p>0,850 €</text:p>
          </table:table-cell>
          <table:table-cell office:value-type="float" office:value="1">
            <text:p>1</text:p>
          </table:table-cell>
          <table:table-cell table:formula="of:=[.L11]*[.M11]" office:value-type="currency" office:currency="EUR" office:value="0.85">
            <text:p>0,85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74LVC1T45DBV</text:p>
          </table:table-cell>
          <table:table-cell/>
          <table:table-cell office:value-type="string">
            <text:p>IC6</text:p>
          </table:table-cell>
          <table:table-cell office:value-type="float" office:value="1470916">
            <text:p>1470916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0.55">
            <text:p>0,550 €</text:p>
          </table:table-cell>
          <table:table-cell office:value-type="float" office:value="1">
            <text:p>1</text:p>
          </table:table-cell>
          <table:table-cell table:formula="of:=[.L12]*[.M12]" office:value-type="currency" office:currency="EUR" office:value="0.55">
            <text:p>0,55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74LVC4245A</text:p>
          </table:table-cell>
          <table:table-cell/>
          <table:table-cell office:value-type="string">
            <text:p>IC1</text:p>
          </table:table-cell>
          <table:table-cell office:value-type="float" office:value="1631648">
            <text:p>1631648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1.04">
            <text:p>1,040 €</text:p>
          </table:table-cell>
          <table:table-cell office:value-type="float" office:value="1">
            <text:p>1</text:p>
          </table:table-cell>
          <table:table-cell table:formula="of:=[.L13]*[.M13]" office:value-type="currency" office:currency="EUR" office:value="1.04">
            <text:p>1,040 €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>
            <text:p>MEGA128L-A</text:p>
          </table:table-cell>
          <table:table-cell/>
          <table:table-cell office:value-type="string">
            <text:p>IC3</text:p>
          </table:table-cell>
          <table:table-cell office:value-type="float" office:value="9171126">
            <text:p>9171126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32.35">
            <text:p>32,350 €</text:p>
          </table:table-cell>
          <table:table-cell office:value-type="float" office:value="1">
            <text:p>1</text:p>
          </table:table-cell>
          <table:table-cell table:formula="of:=[.L14]*[.M14]" office:value-type="currency" office:currency="EUR" office:value="32.35">
            <text:p>32,350 €</text:p>
          </table:table-cell>
          <table:table-cell office:value-type="string">
            <text:p><text:s/>chez rs, ref 622-3401, prix unitaire : 21,63€</text:p>
          </table:table-cell>
          <table:table-cell table:number-columns-repeated="4"/>
        </table:table-row>
        <table:table-row table:style-name="ro2">
          <table:table-cell table:number-columns-repeated="13"/>
          <table:table-cell table:style-name="Default"/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DIODE-DO201-15</text:p>
          </table:table-cell>
          <table:table-cell office:value-type="string">
            <text:p>1N5822</text:p>
          </table:table-cell>
          <table:table-cell office:value-type="string">
            <text:p>D1, D2</text:p>
          </table:table-cell>
          <table:table-cell office:value-type="float" office:value="9801243">
            <text:p>980124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0.27*5" office:value-type="currency" office:currency="EUR" office:value="1.35">
            <text:p>1,350 €</text:p>
          </table:table-cell>
          <table:table-cell/>
          <table:table-cell table:formula="of:=[.L16]*[.M16]" office:value-type="currency" office:currency="EUR" office:value="0">
            <text:p>0,000 €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LEDCHIPLED_1206</text:p>
          </table:table-cell>
          <table:table-cell/>
          <table:table-cell office:value-type="string">
            <text:p>LED0, LED1, LED2, LED3, PUISS_AX12</text:p>
          </table:table-cell>
          <table:table-cell office:value-type="float" office:value="1466000">
            <text:p>14660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currency" office:currency="EUR" office:value="0.28">
            <text:p>0,280 €</text:p>
          </table:table-cell>
          <table:table-cell office:value-type="float" office:value="10">
            <text:p>10</text:p>
          </table:table-cell>
          <table:table-cell table:formula="of:=[.L18]*[.M18]" office:value-type="currency" office:currency="EUR" office:value="2.8">
            <text:p>2,800 €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 table:number-columns-repeated="4"/>
          <table:table-cell>
            <draw:frame table:end-cell-address="Sheet1.Z34" table:end-x="1.527cm" table:end-y="0.361cm" draw:z-index="0" draw:style-name="gr1" svg:width="16.998cm" svg:height="7.054cm" svg:x="0.336cm" svg:y="0.081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number-columns-repeated="5"/>
          <table:table-cell office:value-type="string">
            <text:p>L-EUL1812</text:p>
          </table:table-cell>
          <table:table-cell office:value-type="string">
            <text:p>Shunt, 0 ohms</text:p>
          </table:table-cell>
          <table:table-cell office:value-type="string">
            <text:p>L1,L5,L6,L7,L8</text:p>
          </table:table-cell>
          <table:table-cell office:value-type="float" office:value="1216445">
            <text:p>121644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table:formula="of:=0.153*5" office:value-type="currency" office:currency="EUR" office:value="0.765">
            <text:p>0,765 €</text:p>
          </table:table-cell>
          <table:table-cell table:formula="of:=ROUNDUP([.J20]/[.K20])" office:value-type="float" office:value="5">
            <text:p>5</text:p>
          </table:table-cell>
          <table:table-cell table:formula="of:=[.M20]*[.L20]" office:value-type="currency" office:currency="EUR" office:value="3.825">
            <text:p>3,825 €</text:p>
          </table:table-cell>
          <table:table-cell table:number-columns-repeated="5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5"/>
          <table:table-cell office:value-type="string">
            <text:p>C-EUC0805</text:p>
          </table:table-cell>
          <table:table-cell office:value-type="string">
            <text:p>22pF</text:p>
          </table:table-cell>
          <table:table-cell office:value-type="string">
            <text:p>C4,C5</text:p>
          </table:table-cell>
          <table:table-cell office:value-type="float" office:value="1759057">
            <text:p>17590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currency" office:currency="EUR" office:value="0.01">
            <text:p>0,010 €</text:p>
          </table:table-cell>
          <table:table-cell office:value-type="float" office:value="10">
            <text:p>10</text:p>
          </table:table-cell>
          <table:table-cell table:formula="of:=[.L22]*[.M22]" office:value-type="currency" office:currency="EUR" office:value="0.1">
            <text:p>0,10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C-EU025-024X044</text:p>
          </table:table-cell>
          <table:table-cell office:value-type="string">
            <text:p>100nF</text:p>
          </table:table-cell>
          <table:table-cell office:value-type="string">
            <text:p>C1, C6, C7, C14, C19, C21, C22</text:p>
          </table:table-cell>
          <table:table-cell office:value-type="float" office:value="1216445">
            <text:p>121644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0.153*5" office:value-type="currency" office:currency="EUR" office:value="0.765">
            <text:p>0,765 €</text:p>
          </table:table-cell>
          <table:table-cell table:formula="of:=ROUNDUP([.J23]/[.K23])" office:value-type="float" office:value="2">
            <text:p>2</text:p>
          </table:table-cell>
          <table:table-cell table:formula="of:=[.M23]*[.L23]" office:value-type="currency" office:currency="EUR" office:value="1.53">
            <text:p>1,53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C-EUC0603</text:p>
          </table:table-cell>
          <table:table-cell office:value-type="string">
            <text:p>100nF</text:p>
          </table:table-cell>
          <table:table-cell office:value-type="string">
            <text:p>C15, C16, C17, C18, C23, C24</text:p>
          </table:table-cell>
          <table:table-cell office:value-type="float" office:value="9406140">
            <text:p>940614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0.049*[.K24]" office:value-type="currency" office:currency="EUR" office:value="0.49">
            <text:p>0,490 €</text:p>
          </table:table-cell>
          <table:table-cell table:formula="of:=ROUNDUP([.J24]/[.K24])" office:value-type="float" office:value="1">
            <text:p>1</text:p>
          </table:table-cell>
          <table:table-cell table:formula="of:=[.L24]*[.M24]" office:value-type="currency" office:currency="EUR" office:value="0.49">
            <text:p>0,49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C-EUC0805</text:p>
          </table:table-cell>
          <table:table-cell office:value-type="string">
            <text:p>100nF</text:p>
          </table:table-cell>
          <table:table-cell office:value-type="string">
            <text:p>C2, C3, C8, C9, C20</text:p>
          </table:table-cell>
          <table:table-cell office:value-type="float" office:value="9406387">
            <text:p>940638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0.07*[.K25]" office:value-type="currency" office:currency="EUR" office:value="0.7">
            <text:p>0,700 €</text:p>
          </table:table-cell>
          <table:table-cell table:formula="of:=ROUNDUP([.J25]/[.K25])" office:value-type="float" office:value="1">
            <text:p>1</text:p>
          </table:table-cell>
          <table:table-cell table:style-name="Default" table:formula="of:=[.M25]*[.L25]" office:value-type="currency" office:currency="EUR" office:value="0.7">
            <text:p>0,700 €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C-POL-EVE5-10.5</text:p>
          </table:table-cell>
          <table:table-cell office:value-type="string">
            <text:p>560uF</text:p>
          </table:table-cell>
          <table:table-cell office:value-type="string">
            <text:p>C11, C13</text:p>
          </table:table-cell>
          <table:table-cell table:style-name="ce6" office:value-type="float" office:value="9692177">
            <text:p>969217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0.87*5" office:value-type="currency" office:currency="EUR" office:value="4.35">
            <text:p>4,350 €</text:p>
          </table:table-cell>
          <table:table-cell table:formula="of:=ROUNDUP([.J27]/[.K27])" office:value-type="float" office:value="1">
            <text:p>1</text:p>
          </table:table-cell>
          <table:table-cell table:formula="of:=[.L27]*[.M27]" office:value-type="currency" office:currency="EUR" office:value="4.35">
            <text:p>4,35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C-POL-EVE5-10.5</text:p>
          </table:table-cell>
          <table:table-cell office:value-type="string">
            <text:p>680uF 35V</text:p>
          </table:table-cell>
          <table:table-cell office:value-type="string">
            <text:p>C10, C12</text:p>
          </table:table-cell>
          <table:table-cell table:style-name="ce6" office:value-type="float" office:value="9692304">
            <text:p>969230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1.01*5" office:value-type="currency" office:currency="EUR" office:value="5.05">
            <text:p>5,050 €</text:p>
          </table:table-cell>
          <table:table-cell table:formula="of:=ROUNDUP([.J28]/[.K28])" office:value-type="float" office:value="1">
            <text:p>1</text:p>
          </table:table-cell>
          <table:table-cell table:formula="of:=[.L28]*[.M28]" office:value-type="currency" office:currency="EUR" office:value="5.05">
            <text:p>5,050 €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R-EU_R0805</text:p>
          </table:table-cell>
          <table:table-cell table:style-name="ce3" office:value-type="float" office:value="270">
            <text:p>270</text:p>
          </table:table-cell>
          <table:table-cell office:value-type="string">
            <text:p>R6, R7, R8, R9</text:p>
          </table:table-cell>
          <table:table-cell office:value-type="float" office:value="9334254">
            <text:p>9334254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0.018*[.K30]" office:value-type="currency" office:currency="EUR" office:value="0.9">
            <text:p>0,900 €</text:p>
          </table:table-cell>
          <table:table-cell table:formula="of:=ROUNDUP([.J30]/[.K30])" office:value-type="float" office:value="1">
            <text:p>1</text:p>
          </table:table-cell>
          <table:table-cell table:formula="of:=[.L30]*[.M30]" office:value-type="currency" office:currency="EUR" office:value="0.9">
            <text:p>0,90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R-EU_R0805</text:p>
          </table:table-cell>
          <table:table-cell office:value-type="string">
            <text:p>1k</text:p>
          </table:table-cell>
          <table:table-cell office:value-type="string">
            <text:p>R2</text:p>
          </table:table-cell>
          <table:table-cell table:style-name="ce7" office:value-type="float" office:value="9333711">
            <text:p>9333711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0.019*31" office:value-type="currency" office:currency="EUR" office:value="0.589">
            <text:p>0,589 €</text:p>
          </table:table-cell>
          <table:table-cell table:formula="of:=ROUNDUP([.J31]/[.K31])" office:value-type="float" office:value="1">
            <text:p>1</text:p>
          </table:table-cell>
          <table:table-cell table:formula="of:=[.L31]*[.M31]" office:value-type="currency" office:currency="EUR" office:value="0.589">
            <text:p>0,589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R-EU_R0805</text:p>
          </table:table-cell>
          <table:table-cell table:style-name="ce4" office:value-type="string">
            <text:p>1k-1%</text:p>
          </table:table-cell>
          <table:table-cell office:value-type="string">
            <text:p>R5</text:p>
          </table:table-cell>
          <table:table-cell office:value-type="float" office:value="9332383">
            <text:p>9332383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0.044*[.K32]" office:value-type="currency" office:currency="EUR" office:value="2.2">
            <text:p>2,200 €</text:p>
          </table:table-cell>
          <table:table-cell table:formula="of:=ROUNDUP([.J32]/[.K32])" office:value-type="float" office:value="1">
            <text:p>1</text:p>
          </table:table-cell>
          <table:table-cell table:formula="of:=[.L32]*[.M32]" office:value-type="currency" office:currency="EUR" office:value="2.2">
            <text:p>2,200 €</text:p>
          </table:table-cell>
          <table:table-cell office:value-type="string">
            <text:p>ne pas commander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>
            <text:p>R-EU_R0805</text:p>
          </table:table-cell>
          <table:table-cell office:value-type="string">
            <text:p>2k2</text:p>
          </table:table-cell>
          <table:table-cell office:value-type="string">
            <text:p>R10, R11</text:p>
          </table:table-cell>
          <table:table-cell table:style-name="ce6" office:value-type="float" office:value="1469888">
            <text:p>1469888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formula="of:=0.035*[.K33]" office:value-type="currency" office:currency="EUR" office:value="1.75">
            <text:p>1,750 €</text:p>
          </table:table-cell>
          <table:table-cell table:formula="of:=ROUNDUP([.J33]/[.K33])" office:value-type="float" office:value="1">
            <text:p>1</text:p>
          </table:table-cell>
          <table:table-cell table:formula="of:=[.L33]*[.M33]" office:value-type="currency" office:currency="EUR" office:value="1.75">
            <text:p>1,750 €</text:p>
          </table:table-cell>
          <table:table-cell office:value-type="string">
            <text:p>ne pas commander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>
            <text:p>R-EU_R0805</text:p>
          </table:table-cell>
          <table:table-cell office:value-type="string">
            <text:p>6.8k-1%</text:p>
          </table:table-cell>
          <table:table-cell office:value-type="string">
            <text:p>R4</text:p>
          </table:table-cell>
          <table:table-cell office:value-type="float" office:value="9333479">
            <text:p>9333479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0.044*[.K34]" office:value-type="currency" office:currency="EUR" office:value="2.2">
            <text:p>2,200 €</text:p>
          </table:table-cell>
          <table:table-cell table:formula="of:=ROUNDUP([.J34]/[.K34])" office:value-type="float" office:value="1">
            <text:p>1</text:p>
          </table:table-cell>
          <table:table-cell table:formula="of:=[.L34]*[.M34]" office:value-type="currency" office:currency="EUR" office:value="2.2">
            <text:p>2,200 €</text:p>
          </table:table-cell>
          <table:table-cell office:value-type="string">
            <text:p>ne pas commander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>
            <text:p>R-EU_R0805</text:p>
          </table:table-cell>
          <table:table-cell office:value-type="string">
            <text:p>10k</text:p>
          </table:table-cell>
          <table:table-cell office:value-type="string">
            <text:p>R12</text:p>
          </table:table-cell>
          <table:table-cell table:style-name="ce6" office:value-type="float" office:value="1469857">
            <text:p>146985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0.019*[.K35]" office:value-type="currency" office:currency="EUR" office:value="0.95">
            <text:p>0,950 €</text:p>
          </table:table-cell>
          <table:table-cell table:formula="of:=ROUNDUP([.J35]/[.K35])" office:value-type="float" office:value="1">
            <text:p>1</text:p>
          </table:table-cell>
          <table:table-cell table:style-name="Default" table:formula="of:=[.M35]*[.L35]" office:value-type="currency" office:currency="EUR" office:value="0.95">
            <text:p>0,95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R-EU_0207/10</text:p>
          </table:table-cell>
          <table:table-cell office:value-type="string">
            <text:p>10k</text:p>
          </table:table-cell>
          <table:table-cell office:value-type="string">
            <text:p>R1, R3</text:p>
          </table:table-cell>
          <table:table-cell table:style-name="ce6" office:value-type="float" office:value="9339060">
            <text:p>933906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formula="of:=[.L38]*[.K38]" office:value-type="currency" office:currency="EUR" office:value="1.82">
            <text:p>1,820 €</text:p>
          </table:table-cell>
          <table:table-cell table:formula="of:=ROUNDUP([.J36]/[.K36])" office:value-type="float" office:value="1">
            <text:p>1</text:p>
          </table:table-cell>
          <table:table-cell table:formula="of:=[.L36]*[.M36]" office:value-type="currency" office:currency="EUR" office:value="1.82">
            <text:p>1,820 €</text:p>
          </table:table-cell>
          <table:table-cell office:value-type="string">
            <text:p>ne pas commander</text:p>
          </table:table-cell>
          <table:table-cell table:number-columns-repeated="4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EPCOS B82477P4333M000</text:p>
          </table:table-cell>
          <table:table-cell office:value-type="string">
            <text:p>33uH</text:p>
          </table:table-cell>
          <table:table-cell office:value-type="string">
            <text:p>L3</text:p>
          </table:table-cell>
          <table:table-cell office:value-type="float" office:value="1644652">
            <text:p>1644652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1.82">
            <text:p>1,820 €</text:p>
          </table:table-cell>
          <table:table-cell office:value-type="float" office:value="1">
            <text:p>1</text:p>
          </table:table-cell>
          <table:table-cell table:formula="of:=[.L38]*[.M38]" office:value-type="currency" office:currency="EUR" office:value="1.82">
            <text:p>1,82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WURTH 1635908</text:p>
          </table:table-cell>
          <table:table-cell table:style-name="ce5" office:value-type="string">
            <text:p>15µH </text:p>
          </table:table-cell>
          <table:table-cell office:value-type="string">
            <text:p>L2</text:p>
          </table:table-cell>
          <table:table-cell table:style-name="ce8" office:value-type="float" office:value="1635908">
            <text:p>1635908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1.95">
            <text:p>1,950 €</text:p>
          </table:table-cell>
          <table:table-cell office:value-type="float" office:value="1">
            <text:p>1</text:p>
          </table:table-cell>
          <table:table-cell table:style-name="Default" table:formula="of:=[.M39]*[.L39]" office:value-type="currency" office:currency="EUR" office:value="1.95">
            <text:p>1,950 €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CRYSTALHC49S</text:p>
          </table:table-cell>
          <table:table-cell office:value-type="string">
            <text:p>8MHz</text:p>
          </table:table-cell>
          <table:table-cell office:value-type="string">
            <text:p>Q1</text:p>
          </table:table-cell>
          <table:table-cell office:value-type="float" office:value="1368789">
            <text:p>1368789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1.17">
            <text:p>1,170 €</text:p>
          </table:table-cell>
          <table:table-cell office:value-type="float" office:value="1">
            <text:p>1</text:p>
          </table:table-cell>
          <table:table-cell table:formula="of:=[.L41]*[.M41]" office:value-type="currency" office:currency="EUR" office:value="1.17">
            <text:p>1,170 €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 table:formula="of:=SUM([.N2:.N41])" office:value-type="currency" office:currency="EUR" office:value="93.094">
            <text:p>93,094 €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Sans Serif" svg:font-family="'MS Sans Serif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5" number:min-integer-digits="1"/>
    </number:number-style>
    <number:currency-style style:name="N111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3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4">04/04/2010</text:date>, <text:time>21:0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20T20:59:15.39</meta:creation-date>
    <dc:date>2010-04-04T21:04:49.54</dc:date>
    <meta:editing-duration>PT03H23M52S</meta:editing-duration>
    <meta:editing-cycles>5</meta:editing-cycles>
    <meta:generator>OpenOffice.org/3.1$Win32 OpenOffice.org_project/310m11$Build-9399</meta:generator>
    <meta:document-statistic meta:table-count="3" meta:cell-count="27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Geneva" svg:font-family="Genev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</style:style>
    <style:style style:name="P2" style:family="paragraph" style:parent-style-name="Standard" style:master-page-name="Page_20_Style_20_1">
      <style:paragraph-properties fo:margin-left="0cm" fo:margin-right="0cm" fo:margin-top="0cm" fo:margin-bottom="0cm" fo:line-height="100%" fo:text-align="start" style:justify-single-word="false" fo:text-indent="0cm" style:auto-text-indent="false" style:page-number="auto"/>
      <style:text-properties fo:color="#000000" style:font-name="Geneva" fo:font-size="12pt" style:font-name-asian="Geneva" style:font-size-asian="12pt" style:font-name-complex="Geneva" style:font-size-complex="12pt"/>
    </style:style>
    <style:style style:name="P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Geneva" fo:font-size="12pt" style:font-name-asian="Geneva" style:font-size-asian="12pt" style:font-name-complex="Geneva" style:font-size-complex="12pt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Geneva" fo:font-size="12pt" fo:text-shadow="1pt 1pt" style:font-name-asian="Geneva" style:font-size-asian="12pt" style:font-name-complex="Geneva" style:font-size-complex="12pt"/>
    </style:style>
    <style:style style:name="T1" style:family="text">
      <style:text-properties fo:color="#000000" style:font-name="Geneva" fo:font-size="12pt" fo:text-shadow="1pt 1pt" style:font-name-asian="Geneva" style:font-size-asian="12pt" style:font-name-complex="Geneva" style:font-size-complex="12pt"/>
    </style:style>
    <style:style style:name="T2" style:family="text">
      <style:text-properties fo:color="#000000" style:font-name="Geneva" fo:font-size="12pt" style:font-name-asian="Geneva" style:font-size-asian="12pt" style:font-name-complex="Geneva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tlist exported from C:/Documents and Settings/JDaM/Bureau/svn_robotter/eurobot/hardware/meca_2k10/meca_2k10.sch at 20/03/2010 20:23:44 </text:p>
      <text:p text:style-name="P3"/>
      <text:p text:style-name="P3">Qty Value <text:s text:c="21"/>Device <text:s text:c="12"/>Parts <text:s text:c="29"/></text:p>
      <text:p text:style-name="P3">2 <text:s text:c="29"/>520250-3 <text:s text:c="10"/>I2C, JTAG <text:s text:c="25"/></text:p>
      <text:p text:style-name="P3">1 <text:s text:c="29"/>555165-2 <text:s text:c="10"/>UART0 <text:s text:c="29"/></text:p>
      <text:p text:style-name="P3">5 <text:s text:c="29"/>L-EUL1812 <text:s text:c="9"/>L1, L5, L6, L7, L8 <text:s text:c="16"/></text:p>
      <text:p text:style-name="P3">5 <text:s text:c="29"/>LEDCHIPLED_1206 <text:s text:c="3"/>LED0, LED1, LED2, LED3, PUISS_AX12 </text:p>
      <text:p text:style-name="P3">2 <text:s text:c="29"/>ML10L <text:s text:c="13"/>COLOR_SENSOR0, COLOR_SENSOR1 <text:s text:c="6"/></text:p>
      <text:p text:style-name="P3">1 <text:s text:c="2"/>1k <text:s text:c="24"/>R-EU_R0805 <text:s text:c="8"/>R2 <text:s text:c="32"/></text:p>
      <text:p text:style-name="P3">1 <text:s text:c="2"/>1k 1% <text:s text:c="21"/>R-EU_R0805 <text:s text:c="8"/>R5 <text:s text:c="32"/></text:p>
      <text:p text:style-name="P3">2 <text:s text:c="2"/>2k2 <text:s text:c="23"/>R-EU_R0805 <text:s text:c="8"/>R10, R11 <text:s text:c="26"/></text:p>
      <text:p text:style-name="P3">1 <text:s text:c="2"/>6.8k 1% <text:s text:c="19"/>R-EU_R0805 <text:s text:c="8"/>R4 <text:s text:c="32"/></text:p>
      <text:p text:style-name="P3">1 <text:s text:c="2"/>8MHz <text:s text:c="22"/>CRYSTALHC49S <text:s text:c="6"/>Q1 <text:s text:c="32"/></text:p>
      <text:p text:style-name="P3">2 <text:s text:c="2"/>10k <text:s text:c="23"/>R-EU_0207/10 <text:s text:c="6"/>R1, R3 <text:s text:c="28"/></text:p>
      <text:p text:style-name="P3">1 <text:s text:c="2"/>10k <text:s text:c="23"/>R-EU_R0805 <text:s text:c="8"/>R12 <text:s text:c="31"/></text:p>
      <text:p text:style-name="P1"><text:span text:style-name="T2">1 <text:s text:c="2"/>15</text:span><text:span text:style-name="T1">H WURTH 1635908 <text:s text:c="8"/>WE-PD_L/XL/XXL <text:s text:c="4"/>L2 <text:s text:c="32"/></text:span></text:p>
      <text:p text:style-name="P4">1 <text:s text:c="2"/>22-05-7048-04 <text:s text:c="13"/>22-05-7048-04 <text:s text:c="5"/>J2 <text:s text:c="32"/></text:p>
      <text:p text:style-name="P4">2 <text:s text:c="2"/>22pF <text:s text:c="22"/>C-EUC0805 <text:s text:c="9"/>C4, C5 <text:s text:c="28"/></text:p>
      <text:p text:style-name="P1"><text:span text:style-name="T1">1 <text:s text:c="2"/>33</text:span><text:span text:style-name="T2">H EPCOS B82477P4333M000 WE-PD_L/XL/XXL <text:s text:c="4"/>L3 <text:s text:c="32"/></text:span></text:p>
      <text:p text:style-name="P3">1 <text:s text:c="2"/>74HC157D <text:s text:c="18"/>74HC157D <text:s text:c="10"/>IC5 <text:s text:c="31"/></text:p>
      <text:p text:style-name="P3">1 <text:s text:c="2"/>74LVC1T45DBV <text:s text:c="14"/>74LVC1T45DBV <text:s text:c="6"/>IC6 <text:s text:c="31"/></text:p>
      <text:p text:style-name="P3">1 <text:s text:c="2"/>74LVC4245A <text:s text:c="16"/>74LVC4245A <text:s text:c="8"/>IC1 <text:s text:c="31"/></text:p>
      <text:p text:style-name="P3">2 <text:s text:c="2"/>100nF <text:s text:c="21"/>C-EU025-024X044 <text:s text:c="3"/>C14, C19 <text:s text:c="26"/></text:p>
      <text:p text:style-name="P3">1 <text:s text:c="2"/>100nF <text:s text:c="21"/>C-EU025-025X050 <text:s text:c="3"/>C1 <text:s text:c="32"/></text:p>
      <text:p text:style-name="P3">2 <text:s text:c="2"/>100nF <text:s text:c="21"/>C-EU025-030X050 <text:s text:c="3"/>C6, C7 <text:s text:c="28"/></text:p>
      <text:p text:style-name="P3">2 <text:s text:c="2"/>100nF <text:s text:c="21"/>C-EU050-025X075 <text:s text:c="3"/>C21, C22 <text:s text:c="26"/></text:p>
      <text:p text:style-name="P3">6 <text:s text:c="2"/>100nF <text:s text:c="21"/>C-EUC0603 <text:s text:c="9"/>C15, C16, C17, C18, C23, C24 <text:s text:c="6"/></text:p>
      <text:p text:style-name="P3">5 <text:s text:c="2"/>100nF <text:s text:c="21"/>C-EUC0805 <text:s text:c="9"/>C2, C3, C8, C9, C20 <text:s text:c="15"/></text:p>
      <text:p text:style-name="P3">4 <text:s text:c="2"/>270 <text:s text:c="23"/>R-EU_R0805 <text:s text:c="8"/>R6, R7, R8, R9 <text:s text:c="20"/></text:p>
      <text:p text:style-name="P1"><text:span text:style-name="T2">2 <text:s text:c="2"/>560</text:span><text:span text:style-name="T1">F <text:s text:c="21"/>CPOL-EUE5-10.5 <text:s text:c="4"/>C11, C13 <text:s text:c="26"/></text:span></text:p>
      <text:p text:style-name="P1"><text:span text:style-name="T1">2 <text:s text:c="2"/>680</text:span><text:span text:style-name="T2">F 35V <text:s text:c="17"/>CPOL-EUE5-10.5 <text:s text:c="4"/>C10, C12 <text:s text:c="26"/></text:span></text:p>
      <text:p text:style-name="P3">2 <text:s text:c="2"/>53047-12 <text:s text:c="18"/>53047-12 <text:s text:c="10"/>GP2, SERVOS <text:s text:c="23"/></text:p>
      <text:p text:style-name="P3">1 <text:s text:c="2"/>LM2596S-5.0 <text:s text:c="15"/>LM2596S <text:s text:c="11"/>IC4 <text:s text:c="31"/></text:p>
      <text:p text:style-name="P3">1 <text:s text:c="2"/>LM2596S-ADJ <text:s text:c="15"/>LM2596S <text:s text:c="11"/>IC2 <text:s text:c="31"/></text:p>
      <text:p text:style-name="P3">1 <text:s text:c="2"/>MEGA128L-A <text:s text:c="16"/>MEGA128-A <text:s text:c="9"/>IC3 <text:s text:c="31"/></text:p>
      <text:p text:style-name="P3">3 <text:s text:c="2"/>MOUNT-PAD-ROUND3.6 <text:s text:c="8"/>MOUNT-PAD-ROUND3.6 H1, H2, H3 <text:s text:c="24"/></text:p>
      <text:p text:style-name="P3">2 <text:s text:c="2"/>MUR420 <text:s text:c="20"/>DIODE-DO201-15 <text:s text:c="4"/>D1, D2 <text:s text:c="28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Geneva" svg:font-family="Genev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